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2e8b57" draw:marker-start-width="0.275cm" draw:marker-end="Arrowheads_20_1" draw:marker-end-width="0.275cm" draw:fill-color="#f0fff0" draw:textarea-vertical-align="middle" draw:auto-grow-height="false" fo:min-height="5cm" fo:min-width="4.75cm" fo:padding-top="0.15cm" fo:padding-bottom="0.15cm" fo:padding-left="0.275cm" fo:padding-right="0.275cm" fo:wrap-option="wrap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0fff0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name="ODF" draw:style-name="gr1" draw:text-style-name="P1" draw:layer="layout" svg:width="6cm" svg:height="6cm" svg:x="2cm" svg:y="2cm">
          <text:p/>
          <draw:enhanced-geometry svg:viewBox="0 0 21600 21600" draw:type="non-primitive" draw:enhanced-path="M 10800 0 L 10800 3600 A 0 7200 14400 18000 0 21600 21600 21600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egina Henschel</meta:initial-creator>
    <meta:creation-date>2022-03-19T16:16:49.030000000</meta:creation-date>
    <dc:date>2022-03-19T23:51:08.826000000</dc:date>
    <dc:creator>Regina Henschel</dc:creator>
    <meta:editing-duration>PT8M43S</meta:editing-duration>
    <meta:editing-cycles>3</meta:editing-cycles>
    <meta:generator>BCommitContinue/7.4.0.0.alpha0$Windows_X86_64 LibreOffice_project/dc3f9574944f50406599d42d2b9543a72cc34b04</meta:generator>
    <meta:document-statistic meta:object-count="24"/>
  </office:meta>
</office:document-meta>
</file>